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 style:list-style-name="L5">
      <style:text-properties fo:font-size="18pt" style:font-size-asian="18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6">
      <style:text-properties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D:</text:p>
      <text:p text:style-name="P1"/>
      <text:list xml:id="list3503920123183234008" text:style-name="L5">
        <text:list-item>
          <text:p text:style-name="P3">Junit &gt;= 70%</text:p>
        </text:list-item>
        <text:list-item>
          <text:p text:style-name="P3">Code is commited to Git</text:p>
        </text:list-item>
        <text:list-item>
          <text:p text:style-name="P3">Cross-test is done by other and must follow coding convention</text:p>
        </text:list-item>
        <text:list-item>
          <text:p text:style-name="P3">Junit test-case are green</text:p>
        </text:list-item>
        <text:list-item>
          <text:p text:style-name="P3">Code review meeting is done before review meeting</text:p>
        </text:list-item>
        <text:list-item>
          <text:p text:style-name="P3">No crash when using the feature on wildfly server</text:p>
        </text:list-item>
        <text:list-item>
          <text:p text:style-name="P3">Documents and commited to Git</text:p>
        </text:list-item>
        <text:list-item>
          <text:p text:style-name="P3">Responsive (PC, Laptop, Mobile Phone, Tablet)</text:p>
        </text:list-item>
        <text:list-item>
          <text:p text:style-name="P3">Show P.O</text:p>
        </text:list-item>
        <text:list-item>
          <text:p text:style-name="P3">Passed acceptance criteria on wildfly</text:p>
        </text:list-item>
        <text:list-item>
          <text:p text:style-name="P3">No issue in Sonar Lint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Agreement:</text:p>
      <text:p text:style-name="P4"/>
      <text:list xml:id="list3900737026006037885" text:style-name="L6">
        <text:list-item>
          <text:p text:style-name="P5">No mobile for private</text:p>
        </text:list-item>
        <text:list-item>
          <text:p text:style-name="P5">Keep silent phone</text:p>
        </text:list-item>
        <text:list-item>
          <text:p text:style-name="P5">No private convenstation</text:p>
        </text:list-item>
        <text:list-item>
          <text:p text:style-name="P5">Pay 5000 VND when use Vietnamese in daily scrum and review meeting</text:p>
        </text:list-item>
        <text:list-item>
          <text:p text:style-name="P5">Pair programm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53S</meta:editing-duration>
    <meta:editing-cycles>5</meta:editing-cycles>
    <meta:generator>OpenOffice/4.1.5$Win32 OpenOffice.org_project/415m1$Build-9789</meta:generator>
    <dc:date>2018-06-14T16:10:39.63</dc:date>
    <dc:creator>Dung  Tran</dc:creator>
    <meta:document-statistic meta:table-count="0" meta:image-count="0" meta:object-count="0" meta:page-count="2" meta:paragraph-count="18" meta:word-count="90" meta:character-count="522"/>
    <meta:user-defined meta:name="Info 1"/>
    <meta:user-defined meta:name="Info 2"/>
    <meta:user-defined meta:name="Info 3"/>
    <meta:user-defined meta:name="Info 4"/>
  </office:meta>
</office:document-meta>
</file>